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57809C81917B7ADB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69cm" svg:y="0.635cm">
          <draw:image xlink:href="Pictures/10000201000003E80000057809C81917B7ADB07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9-11T23:54:14.142737896</dc:date>
    <meta:editing-duration>PT4M11S</meta:editing-duration>
    <meta:editing-cycles>14</meta:editing-cycles>
    <meta:generator>LibreOffice/5.1.6.2$Linux_X86_64 LibreOffice_project/10m0$Build-2</meta:generator>
    <meta:print-date>2018-08-16T21:31:35.468843143</meta:print-date>
    <meta:document-statistic meta:object-count="1"/>
  </office:meta>
</office:document-meta>
</file>